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dc0" officeooo:paragraph-rsid="0003ed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2)</text:p>
      <text:p text:style-name="P1"/>
      <text:p text:style-name="P1">a) Errores/Omisiones: Falta la mención de la validación de la Minuta de Contabilidad con la Planilla de Remuneraciones antes del archivo.</text:p>
      <text:p text:style-name="P1"/>
      <text:p text:style-name="P1">Corrección: Incluir una etapa de validación para asegurar que los datos de la Minuta de Contabilidad coinciden con la Planilla de Remuneraciones.</text:p>
      <text:p text:style-name="P1"/>
      <text:p text:style-name="P1">b)Error/Omisión: El proceso de verificación del monto y la firma del recibo no está claramente definido.<text:line-break/></text:p>
      <text:p text:style-name="P1">Corrección: Corrección: Asegurarse de que el monto del cheque y la firma en el recibo sean verificados y comparados con el duplicado del recibo y el sobre de liquidación.<text:line-break/></text:p>
      <text:p text:style-name="P1">c)</text:p>
      <text:p text:style-name="P1"/>
      <text:p text:style-name="P1">Error/Omisión: No se menciona si el Sobre de Liquidación debe ser validado antes de su envío a Tesorería.</text:p>
      <text:p text:style-name="P1"/>
      <text:p text:style-name="P1">Corrección: Asegurarse de que el Sobre de Liquidación coincida con la Planilla de Remuneraciones antes de su envío a Tesorería.<text:line-break/></text:p>
      <text:p text:style-name="P1">Error/Omisión: La ficha individual no es actualizada y mantenida con todos los datos relevantes del empleado, el proceso debería mencionar como se maneja esta ficha para asegurar su precisión y actualización.</text:p>
      <text:p text:style-name="P1"/>
      <text:p text:style-name="P1">Corrección: Incluir un paso en el proceso para revisar y actualizar la ficha individual antes de archivarla.<text:line-break/><text:line-break/>Error/Omisión: No se menciona el proceso de verificación de los recibos originales antes de la entrega al empleado.<text:line-break/></text:p>
      <text:p text:style-name="P1">Corrección: Se debería incluir una etapa de verificación final para asegurarse de que los montos y datos en los recibos son correctos antes de entregarlos.<text:line-break/></text:p>
      <text:p text:style-name="P1">d) Error/Omisión: El proceso de verificación del monto y la firma del recibo no está claramente definido.</text:p>
      <text:p text:style-name="P1"/>
      <text:p text:style-name="P1">Corrección: Asegurarse de que el monto del cheque y la firma en el recibo sean verificados y comparados con el duplicado del recibo y el sobre de liquidación.<text:line-break/></text:p>
      <text:p text:style-name="P1">3)</text:p>
      <text:p text:style-name="P1"/>
      <text:p text:style-name="P1">Control 1: Confrontación de Recibos y Sobres de Liquidación con la Planilla de Remuneraciones. Este control asegura que los pagos realizados coincidan con lo registrado en la planilla y evita pagos erróneos o fraudulentos.</text:p>
      <text:p text:style-name="P1"><text:soft-page-break/>Control 2: Firma del Cheque por la Gerencia Administrativa (segunda firma) asegura la validez del pago y evita fraudes, ya que requiere la autorización de una persona con mayor autoridad.<text:line-break/></text:p>
      <text:p text:style-name="P1">Control 3: Confrontación del Recibo original con el duplicado y Sobre de Liquidación por parte de Tesorería asegura que el empleado reciba el monto correcto y evita pagos indebidos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00:28:34.671000000</meta:creation-date>
    <dc:date>2024-08-29T01:20:20.822000000</dc:date>
    <meta:editing-duration>PT51M47S</meta:editing-duration>
    <meta:editing-cycles>1</meta:editing-cycles>
    <meta:document-statistic meta:table-count="0" meta:image-count="0" meta:object-count="0" meta:page-count="2" meta:paragraph-count="17" meta:word-count="358" meta:character-count="2244" meta:non-whitespace-character-count="1893"/>
    <meta:generator>LibreOffice/7.6.2.1$Windows_X86_64 LibreOffice_project/56f7684011345957bbf33a7ee678afaf4d2ba333</meta:generator>
  </office:meta>
</office:document-meta>
</file>